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983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etadata.Utils</text:p>
          </table:table-cell>
          <table:table-cell office:value-type="float" office:value="0.0737514364402" calcext:value-type="float">
            <text:p>0.0737514364</text:p>
          </table:table-cell>
        </table:table-row>
        <table:table-row table:style-name="ro2">
          <table:table-cell office:value-type="string" calcext:value-type="string">
            <text:p>OPeNDAPps.config</text:p>
          </table:table-cell>
          <table:table-cell office:value-type="float" office:value="0.104197919808" calcext:value-type="float">
            <text:p>0.1041979198</text:p>
          </table:table-cell>
        </table:table-row>
        <table:table-row table:style-name="ro2">
          <table:table-cell office:value-type="string" calcext:value-type="string">
            <text:p>Catalog.CatalogServiceCommandLineClien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rkflow.WorkflowInstancerepository.factories</text:p>
          </table:table-cell>
          <table:table-cell office:value-type="float" office:value="0.390937194215" calcext:value-type="float">
            <text:p>0.3909371942</text:p>
          </table:table-cell>
        </table:table-row>
        <table:table-row table:style-name="ro2">
          <table:table-cell office:value-type="string" calcext:value-type="string">
            <text:p>Catalog.Utilities</text:p>
          </table:table-cell>
          <table:table-cell office:value-type="float" office:value="0.0526251634549" calcext:value-type="float">
            <text:p>0.0526251635</text:p>
          </table:table-cell>
        </table:table-row>
        <table:table-row table:style-name="ro2">
          <table:table-cell office:value-type="string" calcext:value-type="string">
            <text:p>Workflow.Workflowlifecyclereader</text:p>
          </table:table-cell>
          <table:table-cell office:value-type="float" office:value="0.274945910755" calcext:value-type="float">
            <text:p>0.2749459108</text:p>
          </table:table-cell>
        </table:table-row>
        <table:table-row table:style-name="ro2">
          <table:table-cell office:value-type="string" calcext:value-type="string">
            <text:p>Commons.DateUtil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ushPull.FileRestriction</text:p>
          </table:table-cell>
          <table:table-cell office:value-type="float" office:value="0.0942092595786" calcext:value-type="float">
            <text:p>0.0942092596</text:p>
          </table:table-cell>
        </table:table-row>
        <table:table-row table:style-name="ro2">
          <table:table-cell office:value-type="string" calcext:value-type="string">
            <text:p>XMLPS.QueryParser</text:p>
          </table:table-cell>
          <table:table-cell office:value-type="float" office:value="0.243543488227" calcext:value-type="float">
            <text:p>0.2435434882</text:p>
          </table:table-cell>
        </table:table-row>
        <table:table-row table:style-name="ro2">
          <table:table-cell office:value-type="string" calcext:value-type="string">
            <text:p>ResourceManager.NodeRepository</text:p>
          </table:table-cell>
          <table:table-cell office:value-type="float" office:value="0.294418043938" calcext:value-type="float">
            <text:p>0.2944180439</text:p>
          </table:table-cell>
        </table:table-row>
        <table:table-row table:style-name="ro2">
          <table:table-cell office:value-type="string" calcext:value-type="string">
            <text:p>OPeNDAPps.util</text:p>
          </table:table-cell>
          <table:table-cell office:value-type="float" office:value="0.0371191127245" calcext:value-type="float">
            <text:p>0.0371191127</text:p>
          </table:table-cell>
        </table:table-row>
        <table:table-row table:style-name="ro2">
          <table:table-cell office:value-type="string" calcext:value-type="string">
            <text:p>PushPull.Protocol.factories</text:p>
          </table:table-cell>
          <table:table-cell office:value-type="float" office:value="0.240810230156" calcext:value-type="float">
            <text:p>0.2408102302</text:p>
          </table:table-cell>
        </table:table-row>
        <table:table-row table:style-name="ro2">
          <table:table-cell office:value-type="string" calcext:value-type="string">
            <text:p>Workflow.ScriptFil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rkflow.engine.structs.factories</text:p>
          </table:table-cell>
          <table:table-cell office:value-type="float" office:value="0.459475892037" calcext:value-type="float">
            <text:p>0.459475892</text:p>
          </table:table-cell>
        </table:table-row>
        <table:table-row table:style-name="ro2">
          <table:table-cell office:value-type="string" calcext:value-type="string">
            <text:p>ResourceManager.JobExceptions</text:p>
          </table:table-cell>
          <table:table-cell office:value-type="float" office:value="0.792442892707" calcext:value-type="float">
            <text:p>0.7924428927</text:p>
          </table:table-cell>
        </table:table-row>
        <table:table-row table:style-name="ro2">
          <table:table-cell office:value-type="string" calcext:value-type="string">
            <text:p>WebAppFileManagerProductRSSHandling</text:p>
          </table:table-cell>
          <table:table-cell office:value-type="float" office:value="0.244699196656" calcext:value-type="float">
            <text:p>0.2446991967</text:p>
          </table:table-cell>
        </table:table-row>
        <table:table-row table:style-name="ro2">
          <table:table-cell office:value-type="string" calcext:value-type="string">
            <text:p>FileMgr.Metadata-BasedProductMover</text:p>
          </table:table-cell>
          <table:table-cell office:value-type="float" office:value="0.319374775409" calcext:value-type="float">
            <text:p>0.3193747754</text:p>
          </table:table-cell>
        </table:table-row>
        <table:table-row table:style-name="ro2">
          <table:table-cell office:value-type="string" calcext:value-type="string">
            <text:p>Workflow.WorkflowInstancerepository</text:p>
          </table:table-cell>
          <table:table-cell office:value-type="float" office:value="0.281310536842" calcext:value-type="float">
            <text:p>0.2813105368</text:p>
          </table:table-cell>
        </table:table-row>
        <table:table-row table:style-name="ro2">
          <table:table-cell office:value-type="string" calcext:value-type="string">
            <text:p>FileMgr.tools.DumpDbElementsToXm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talog.XmlRpcServer</text:p>
          </table:table-cell>
          <table:table-cell office:value-type="float" office:value="0.385196265992" calcext:value-type="float">
            <text:p>0.385196266</text:p>
          </table:table-cell>
        </table:table-row>
        <table:table-row table:style-name="ro2">
          <table:table-cell office:value-type="string" calcext:value-type="string">
            <text:p>Product.OFSNFileHandler</text:p>
          </table:table-cell>
          <table:table-cell office:value-type="float" office:value="0.0952232338907" calcext:value-type="float">
            <text:p>0.0952232339</text:p>
          </table:table-cell>
        </table:table-row>
        <table:table-row table:style-name="ro2">
          <table:table-cell office:value-type="string" calcext:value-type="string">
            <text:p>WebAppFileManagerProductProductData</text:p>
          </table:table-cell>
          <table:table-cell office:value-type="float" office:value="0.313418823784" calcext:value-type="float">
            <text:p>0.3134188238</text:p>
          </table:table-cell>
        </table:table-row>
        <table:table-row table:style-name="ro2">
          <table:table-cell office:value-type="string" calcext:value-type="string">
            <text:p>XMLPS.Helper</text:p>
          </table:table-cell>
          <table:table-cell office:value-type="float" office:value="0.133046720621" calcext:value-type="float">
            <text:p>0.1330467206</text:p>
          </table:table-cell>
        </table:table-row>
        <table:table-row table:style-name="ro2">
          <table:table-cell office:value-type="string" calcext:value-type="string">
            <text:p>Commons.StorageService</text:p>
          </table:table-cell>
          <table:table-cell office:value-type="float" office:value="0.278794847333" calcext:value-type="float">
            <text:p>0.2787948473</text:p>
          </table:table-cell>
        </table:table-row>
        <table:table-row table:style-name="ro2">
          <table:table-cell office:value-type="string" calcext:value-type="string">
            <text:p>Curation.OtherUtils</text:p>
          </table:table-cell>
          <table:table-cell office:value-type="float" office:value="0.053976962982" calcext:value-type="float">
            <text:p>0.053976963</text:p>
          </table:table-cell>
        </table:table-row>
        <table:table-row table:style-name="ro2">
          <table:table-cell office:value-type="string" calcext:value-type="string">
            <text:p>OPeNDAPps.OpendapProfileElementExtracto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rawler.Command_Line_Crawler_Options_Handlers</text:p>
          </table:table-cell>
          <table:table-cell office:value-type="float" office:value="0.478591571141" calcext:value-type="float">
            <text:p>0.4785915711</text:p>
          </table:table-cell>
        </table:table-row>
        <table:table-row table:style-name="ro2">
          <table:table-cell office:value-type="string" calcext:value-type="string">
            <text:p>FileMgr.Catalog</text:p>
          </table:table-cell>
          <table:table-cell office:value-type="float" office:value="0.226262939764" calcext:value-type="float">
            <text:p>0.2262629398</text:p>
          </table:table-cell>
        </table:table-row>
        <table:table-row table:style-name="ro2">
          <table:table-cell office:value-type="string" calcext:value-type="string">
            <text:p>FileMgr.tools.ProductTypeDocToo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talog.CatalogServiceServerAction</text:p>
          </table:table-cell>
          <table:table-cell office:value-type="float" office:value="0.364617710561" calcext:value-type="float">
            <text:p>0.3646177106</text:p>
          </table:table-cell>
        </table:table-row>
        <table:table-row table:style-name="ro2">
          <table:table-cell office:value-type="string" calcext:value-type="string">
            <text:p>Commons.ActivityExcep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talog.IngesterMappers</text:p>
          </table:table-cell>
          <table:table-cell office:value-type="float" office:value="0.271064111746" calcext:value-type="float">
            <text:p>0.2710641117</text:p>
          </table:table-cell>
        </table:table-row>
        <table:table-row table:style-name="ro2">
          <table:table-cell office:value-type="string" calcext:value-type="string">
            <text:p>Commons.CmdLineOptionValidator</text:p>
          </table:table-cell>
          <table:table-cell office:value-type="float" office:value="0.464373192278" calcext:value-type="float">
            <text:p>0.4643731923</text:p>
          </table:table-cell>
        </table:table-row>
        <table:table-row table:style-name="ro2">
          <table:table-cell office:value-type="string" calcext:value-type="string">
            <text:p>FileMgr.Versioning</text:p>
          </table:table-cell>
          <table:table-cell office:value-type="float" office:value="0.35389424445" calcext:value-type="float">
            <text:p>0.3538942445</text:p>
          </table:table-cell>
        </table:table-row>
        <table:table-row table:style-name="ro2">
          <table:table-cell office:value-type="string" calcext:value-type="string">
            <text:p>WebGrid.Logi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sourceManager.JobRepository</text:p>
          </table:table-cell>
          <table:table-cell office:value-type="float" office:value="0.394616799278" calcext:value-type="float">
            <text:p>0.3946167993</text:p>
          </table:table-cell>
        </table:table-row>
        <table:table-row table:style-name="ro2">
          <table:table-cell office:value-type="string" calcext:value-type="string">
            <text:p>Product.OFSNMetKey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ebGrid.ProductQueryWebInterface</text:p>
          </table:table-cell>
          <table:table-cell office:value-type="float" office:value="0.279708526756" calcext:value-type="float">
            <text:p>0.2797085268</text:p>
          </table:table-cell>
        </table:table-row>
        <table:table-row table:style-name="ro2">
          <table:table-cell office:value-type="string" calcext:value-type="string">
            <text:p>Commons.IOStreams</text:p>
          </table:table-cell>
          <table:table-cell office:value-type="float" office:value="0.29798279926" calcext:value-type="float">
            <text:p>0.2979827993</text:p>
          </table:table-cell>
        </table:table-row>
        <table:table-row table:style-name="ro2">
          <table:table-cell office:value-type="string" calcext:value-type="string">
            <text:p>FileManagerBrowser.Model</text:p>
          </table:table-cell>
          <table:table-cell office:value-type="float" office:value="0.0845265379975" calcext:value-type="float">
            <text:p>0.084526538</text:p>
          </table:table-cell>
        </table:table-row>
        <table:table-row table:style-name="ro2">
          <table:table-cell office:value-type="string" calcext:value-type="string">
            <text:p>Crawler.Utilities</text:p>
          </table:table-cell>
          <table:table-cell office:value-type="float" office:value="0.0801680359085" calcext:value-type="float">
            <text:p>0.0801680359</text:p>
          </table:table-cell>
        </table:table-row>
        <table:table-row table:style-name="ro2">
          <table:table-cell office:value-type="string" calcext:value-type="string">
            <text:p>Commons.XMLRPC</text:p>
          </table:table-cell>
          <table:table-cell office:value-type="float" office:value="0.0752621626901" calcext:value-type="float">
            <text:p>0.0752621627</text:p>
          </table:table-cell>
        </table:table-row>
        <table:table-row table:style-name="ro2">
          <table:table-cell office:value-type="string" calcext:value-type="string">
            <text:p>Catalog.QueryPager</text:p>
          </table:table-cell>
          <table:table-cell office:value-type="float" office:value="0.226078890929" calcext:value-type="float">
            <text:p>0.2260788909</text:p>
          </table:table-cell>
        </table:table-row>
        <table:table-row table:style-name="ro2">
          <table:table-cell office:value-type="string" calcext:value-type="string">
            <text:p>XMLPS.XMLPSHandler</text:p>
          </table:table-cell>
          <table:table-cell office:value-type="float" office:value="0.343860350987" calcext:value-type="float">
            <text:p>0.343860351</text:p>
          </table:table-cell>
        </table:table-row>
        <table:table-row table:style-name="ro2">
          <table:table-cell office:value-type="string" calcext:value-type="string">
            <text:p>Metadata.Metadata</text:p>
          </table:table-cell>
          <table:table-cell office:value-type="float" office:value="0.104848885969" calcext:value-type="float">
            <text:p>0.104848886</text:p>
          </table:table-cell>
        </table:table-row>
        <table:table-row table:style-name="ro2">
          <table:table-cell office:value-type="string" calcext:value-type="string">
            <text:p>ResourceManager.structs</text:p>
          </table:table-cell>
          <table:table-cell office:value-type="float" office:value="0.25557024432" calcext:value-type="float">
            <text:p>0.2555702443</text:p>
          </table:table-cell>
        </table:table-row>
        <table:table-row table:style-name="ro2">
          <table:table-cell office:value-type="string" calcext:value-type="string">
            <text:p>ProfileServer.Profile</text:p>
          </table:table-cell>
          <table:table-cell office:value-type="float" office:value="0.177555136852" calcext:value-type="float">
            <text:p>0.1775551369</text:p>
          </table:table-cell>
        </table:table-row>
        <table:table-row table:style-name="ro2">
          <table:table-cell office:value-type="string" calcext:value-type="string">
            <text:p>PushPull.AccessHandler</text:p>
          </table:table-cell>
          <table:table-cell office:value-type="float" office:value="0.480730744463" calcext:value-type="float">
            <text:p>0.4807307445</text:p>
          </table:table-cell>
        </table:table-row>
        <table:table-row table:style-name="ro2">
          <table:table-cell office:value-type="string" calcext:value-type="string">
            <text:p>Catalog.RmiClient</text:p>
          </table:table-cell>
          <table:table-cell office:value-type="float" office:value="0.28183909701" calcext:value-type="float">
            <text:p>0.281839097</text:p>
          </table:table-cell>
        </table:table-row>
        <table:table-row table:style-name="ro2">
          <table:table-cell office:value-type="string" calcext:value-type="string">
            <text:p>PushPull.Protocol.loca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rkflow.Workflowengine</text:p>
          </table:table-cell>
          <table:table-cell office:value-type="float" office:value="0.272387627295" calcext:value-type="float">
            <text:p>0.2723876273</text:p>
          </table:table-cell>
        </table:table-row>
        <table:table-row table:style-name="ro2">
          <table:table-cell office:value-type="string" calcext:value-type="string">
            <text:p>FileMgr.validation</text:p>
          </table:table-cell>
          <table:table-cell office:value-type="float" office:value="0.399728509069" calcext:value-type="float">
            <text:p>0.3997285091</text:p>
          </table:table-cell>
        </table:table-row>
        <table:table-row table:style-name="ro2">
          <table:table-cell office:value-type="string" calcext:value-type="string">
            <text:p>Commons.Ne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ileMgr.UtilityClasses</text:p>
          </table:table-cell>
          <table:table-cell office:value-type="float" office:value="0.123864662446" calcext:value-type="float">
            <text:p>0.1238646624</text:p>
          </table:table-cell>
        </table:table-row>
        <table:table-row table:style-name="ro2">
          <table:table-cell office:value-type="string" calcext:value-type="string">
            <text:p>ProfileServer.Lightweight</text:p>
          </table:table-cell>
          <table:table-cell office:value-type="float" office:value="0.118341899821" calcext:value-type="float">
            <text:p>0.1183418998</text:p>
          </table:table-cell>
        </table:table-row>
        <table:table-row table:style-name="ro2">
          <table:table-cell office:value-type="string" calcext:value-type="string">
            <text:p>FileMgr.ExpImpCatalo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ileManagerBrowser.MainView</text:p>
          </table:table-cell>
          <table:table-cell office:value-type="float" office:value="0.0103092609054" calcext:value-type="float">
            <text:p>0.0103092609</text:p>
          </table:table-cell>
        </table:table-row>
        <table:table-row table:style-name="ro2">
          <table:table-cell office:value-type="string" calcext:value-type="string">
            <text:p>ResourceManager.Objectmarshaller</text:p>
          </table:table-cell>
          <table:table-cell office:value-type="float" office:value="0.0186157209598" calcext:value-type="float">
            <text:p>0.018615721</text:p>
          </table:table-cell>
        </table:table-row>
        <table:table-row table:style-name="ro2">
          <table:table-cell office:value-type="string" calcext:value-type="string">
            <text:p>FileMgr.MetadataDump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sourceManager.QueueRepository.factories</text:p>
          </table:table-cell>
          <table:table-cell office:value-type="float" office:value="0.297588083061" calcext:value-type="float">
            <text:p>0.2975880831</text:p>
          </table:table-cell>
        </table:table-row>
        <table:table-row table:style-name="ro2">
          <table:table-cell office:value-type="string" calcext:value-type="string">
            <text:p>FileMgr.CacheandIngest</text:p>
          </table:table-cell>
          <table:table-cell office:value-type="float" office:value="0.206963061637" calcext:value-type="float">
            <text:p>0.2069630616</text:p>
          </table:table-cell>
        </table:table-row>
        <table:table-row table:style-name="ro2">
          <table:table-cell office:value-type="string" calcext:value-type="string">
            <text:p>Commons.OtherUtils</text:p>
          </table:table-cell>
          <table:table-cell office:value-type="float" office:value="0.022054127114" calcext:value-type="float">
            <text:p>0.0220541271</text:p>
          </table:table-cell>
        </table:table-row>
        <table:table-row table:style-name="ro2">
          <table:table-cell office:value-type="string" calcext:value-type="string">
            <text:p>FileMgr.system.auth</text:p>
          </table:table-cell>
          <table:table-cell office:value-type="float" office:value="0.0183346745197" calcext:value-type="float">
            <text:p>0.0183346745</text:p>
          </table:table-cell>
        </table:table-row>
        <table:table-row table:style-name="ro2">
          <table:table-cell office:value-type="string" calcext:value-type="string">
            <text:p>Product.OtherHandlers</text:p>
          </table:table-cell>
          <table:table-cell office:value-type="float" office:value="0.243786685218" calcext:value-type="float">
            <text:p>0.2437866852</text:p>
          </table:table-cell>
        </table:table-row>
        <table:table-row table:style-name="ro2">
          <table:table-cell office:value-type="string" calcext:value-type="string">
            <text:p>ResourceManager.UlimitAPI</text:p>
          </table:table-cell>
          <table:table-cell office:value-type="float" office:value="0.250009364683" calcext:value-type="float">
            <text:p>0.2500093647</text:p>
          </table:table-cell>
        </table:table-row>
        <table:table-row table:style-name="ro2">
          <table:table-cell office:value-type="string" calcext:value-type="string">
            <text:p>SharedWorkflowExceptions</text:p>
          </table:table-cell>
          <table:table-cell office:value-type="float" office:value="0.444562702354" calcext:value-type="float">
            <text:p>0.4445627024</text:p>
          </table:table-cell>
        </table:table-row>
        <table:table-row table:style-name="ro2">
          <table:table-cell office:value-type="string" calcext:value-type="string">
            <text:p>PushPull.Config</text:p>
          </table:table-cell>
          <table:table-cell office:value-type="float" office:value="0.145726061408" calcext:value-type="float">
            <text:p>0.1457260614</text:p>
          </table:table-cell>
        </table:table-row>
        <table:table-row table:style-name="ro2">
          <table:table-cell office:value-type="string" calcext:value-type="string">
            <text:p>PushPull.Expressions(Josh)</text:p>
          </table:table-cell>
          <table:table-cell office:value-type="float" office:value="0.0626329912872" calcext:value-type="float">
            <text:p>0.0626329913</text:p>
          </table:table-cell>
        </table:table-row>
        <table:table-row table:style-name="ro2">
          <table:table-cell office:value-type="string" calcext:value-type="string">
            <text:p>PushPull.Exceptions(Josh)</text:p>
          </table:table-cell>
          <table:table-cell office:value-type="float" office:value="0.549651877166" calcext:value-type="float">
            <text:p>0.5496518772</text:p>
          </table:table-cell>
        </table:table-row>
        <table:table-row table:style-name="ro2">
          <table:table-cell office:value-type="string" calcext:value-type="string">
            <text:p>Commons.database.DatabaseConnectionBuild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MLPS.CDEstruct</text:p>
          </table:table-cell>
          <table:table-cell office:value-type="float" office:value="0.534911344379" calcext:value-type="float">
            <text:p>0.5349113444</text:p>
          </table:table-cell>
        </table:table-row>
        <table:table-row table:style-name="ro2">
          <table:table-cell office:value-type="string" calcext:value-type="string">
            <text:p>ResourceManager.BatchManager.factories</text:p>
          </table:table-cell>
          <table:table-cell office:value-type="float" office:value="0.0767464996129" calcext:value-type="float">
            <text:p>0.0767464996</text:p>
          </table:table-cell>
        </table:table-row>
        <table:table-row table:style-name="ro2">
          <table:table-cell office:value-type="string" calcext:value-type="string">
            <text:p>PCS.PGEConfigurationrepresentation</text:p>
          </table:table-cell>
          <table:table-cell office:value-type="float" office:value="0.173131155727" calcext:value-type="float">
            <text:p>0.1731311557</text:p>
          </table:table-cell>
        </table:table-row>
        <table:table-row table:style-name="ro2">
          <table:table-cell office:value-type="string" calcext:value-type="string">
            <text:p>ResourceManager.Jobsubmittertoo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talog.CatalogServiceLocal</text:p>
          </table:table-cell>
          <table:table-cell office:value-type="float" office:value="0.587582383729" calcext:value-type="float">
            <text:p>0.5875823837</text:p>
          </table:table-cell>
        </table:table-row>
        <table:table-row table:style-name="ro2">
          <table:table-cell office:value-type="string" calcext:value-type="string">
            <text:p>Commons.database.SQLScrip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MLPS.Function</text:p>
          </table:table-cell>
          <table:table-cell office:value-type="float" office:value="0.193092620894" calcext:value-type="float">
            <text:p>0.1930926209</text:p>
          </table:table-cell>
        </table:table-row>
        <table:table-row table:style-name="ro2">
          <table:table-cell office:value-type="string" calcext:value-type="string">
            <text:p>PushPull.ExpressionValidato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talog.QueryFiltering</text:p>
          </table:table-cell>
          <table:table-cell office:value-type="float" office:value="0.128367628574" calcext:value-type="float">
            <text:p>0.1283676286</text:p>
          </table:table-cell>
        </table:table-row>
        <table:table-row table:style-name="ro2">
          <table:table-cell office:value-type="string" calcext:value-type="string">
            <text:p>ResourceManager.JobMonitor</text:p>
          </table:table-cell>
          <table:table-cell office:value-type="float" office:value="0.233518660055" calcext:value-type="float">
            <text:p>0.2335186601</text:p>
          </table:table-cell>
        </table:table-row>
        <table:table-row table:style-name="ro2">
          <table:table-cell office:value-type="string" calcext:value-type="string">
            <text:p>WebAppFileManagerProduct.ProductRDFHandling</text:p>
          </table:table-cell>
          <table:table-cell office:value-type="float" office:value="0.235334846786" calcext:value-type="float">
            <text:p>0.2353348468</text:p>
          </table:table-cell>
        </table:table-row>
        <table:table-row table:style-name="ro2">
          <table:table-cell office:value-type="string" calcext:value-type="string">
            <text:p>ResourceManager.XML-RPCResourceManagerClien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mmons.JNDIUtils</text:p>
          </table:table-cell>
          <table:table-cell office:value-type="float" office:value="0.300029903708" calcext:value-type="float">
            <text:p>0.3000299037</text:p>
          </table:table-cell>
        </table:table-row>
        <table:table-row table:style-name="ro2">
          <table:table-cell office:value-type="string" calcext:value-type="string">
            <text:p>Product.OODTMetKey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rawler.CrawlerLaunch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SPGE.config</text:p>
          </table:table-cell>
          <table:table-cell office:value-type="float" office:value="0.108003225352" calcext:value-type="float">
            <text:p>0.1080032254</text:p>
          </table:table-cell>
        </table:table-row>
        <table:table-row table:style-name="ro2">
          <table:table-cell office:value-type="string" calcext:value-type="string">
            <text:p>FileMgr.system.XmlRpcFileManagerClien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talog.CommChannelBaseClient</text:p>
          </table:table-cell>
          <table:table-cell office:value-type="float" office:value="0.301424595236" calcext:value-type="float">
            <text:p>0.3014245952</text:p>
          </table:table-cell>
        </table:table-row>
        <table:table-row table:style-name="ro2">
          <table:table-cell office:value-type="string" calcext:value-type="string">
            <text:p>FileManagerBrowser.ViewPanels</text:p>
          </table:table-cell>
          <table:table-cell office:value-type="float" office:value="0.153556938436" calcext:value-type="float">
            <text:p>0.1535569384</text:p>
          </table:table-cell>
        </table:table-row>
        <table:table-row table:style-name="ro2">
          <table:table-cell office:value-type="string" calcext:value-type="string">
            <text:p>Catalog.Dictionary</text:p>
          </table:table-cell>
          <table:table-cell office:value-type="float" office:value="0.265029351699" calcext:value-type="float">
            <text:p>0.2650293517</text:p>
          </table:table-cell>
        </table:table-row>
        <table:table-row table:style-name="ro2">
          <table:table-cell office:value-type="string" calcext:value-type="string">
            <text:p>PCS.XMLWriter</text:p>
          </table:table-cell>
          <table:table-cell office:value-type="float" office:value="0.233113130827" calcext:value-type="float">
            <text:p>0.2331131308</text:p>
          </table:table-cell>
        </table:table-row>
        <table:table-row table:style-name="ro2">
          <table:table-cell office:value-type="string" calcext:value-type="string">
            <text:p>FileMgr.Validation</text:p>
          </table:table-cell>
          <table:table-cell office:value-type="float" office:value="0.350754290926" calcext:value-type="float">
            <text:p>0.3507542909</text:p>
          </table:table-cell>
        </table:table-row>
        <table:table-row table:style-name="ro2">
          <table:table-cell office:value-type="string" calcext:value-type="string">
            <text:p>FileMgr.Exceptions</text:p>
          </table:table-cell>
          <table:table-cell office:value-type="float" office:value="0.442360720213" calcext:value-type="float">
            <text:p>0.4423607202</text:p>
          </table:table-cell>
        </table:table-row>
        <table:table-row table:style-name="ro2">
          <table:table-cell office:value-type="string" calcext:value-type="string">
            <text:p>Curation.SSOConfiguratedCuratorWebService</text:p>
          </table:table-cell>
          <table:table-cell office:value-type="float" office:value="0.29650990754" calcext:value-type="float">
            <text:p>0.2965099075</text:p>
          </table:table-cell>
        </table:table-row>
        <table:table-row table:style-name="ro2">
          <table:table-cell office:value-type="string" calcext:value-type="string">
            <text:p>Metadata.PreConditionOperatorMetKey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mmons.Pagina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rkflow.XMLPackager</text:p>
          </table:table-cell>
          <table:table-cell office:value-type="float" office:value="0.452200506959" calcext:value-type="float">
            <text:p>0.452200507</text:p>
          </table:table-cell>
        </table:table-row>
        <table:table-row table:style-name="ro2">
          <table:table-cell office:value-type="string" calcext:value-type="string">
            <text:p>Workflow.RPCWorkflowManagerSystemInterface</text:p>
          </table:table-cell>
          <table:table-cell office:value-type="float" office:value="0.306335230615" calcext:value-type="float">
            <text:p>0.3063352306</text:p>
          </table:table-cell>
        </table:table-row>
        <table:table-row table:style-name="ro2">
          <table:table-cell office:value-type="string" calcext:value-type="string">
            <text:p>ProfileServer.Handlers</text:p>
          </table:table-cell>
          <table:table-cell office:value-type="float" office:value="0.190574523413" calcext:value-type="float">
            <text:p>0.1905745234</text:p>
          </table:table-cell>
        </table:table-row>
        <table:table-row table:style-name="ro2">
          <table:table-cell office:value-type="string" calcext:value-type="string">
            <text:p>Product.OFSNXMLMetKey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SO</text:p>
          </table:table-cell>
          <table:table-cell office:value-type="float" office:value="0.134933255366" calcext:value-type="float">
            <text:p>0.1349332554</text:p>
          </table:table-cell>
        </table:table-row>
        <table:table-row table:style-name="ro2">
          <table:table-cell office:value-type="string" calcext:value-type="string">
            <text:p>PushPull.Protocol.http</text:p>
          </table:table-cell>
          <table:table-cell office:value-type="float" office:value="0.459230658637" calcext:value-type="float">
            <text:p>0.4592306586</text:p>
          </table:table-cell>
        </table:table-row>
        <table:table-row table:style-name="ro2">
          <table:table-cell office:value-type="string" calcext:value-type="string">
            <text:p>Commons.Spring</text:p>
          </table:table-cell>
          <table:table-cell office:value-type="float" office:value="0.120359931063" calcext:value-type="float">
            <text:p>0.1203599311</text:p>
          </table:table-cell>
        </table:table-row>
        <table:table-row table:style-name="ro2">
          <table:table-cell office:value-type="string" calcext:value-type="string">
            <text:p>SharedUtilitiesComponent</text:p>
          </table:table-cell>
          <table:table-cell office:value-type="float" office:value="0.157669370475" calcext:value-type="float">
            <text:p>0.1576693705</text:p>
          </table:table-cell>
        </table:table-row>
        <table:table-row table:style-name="ro2">
          <table:table-cell office:value-type="string" calcext:value-type="string">
            <text:p>PushPull.Protocol</text:p>
          </table:table-cell>
          <table:table-cell office:value-type="float" office:value="0.31141314916" calcext:value-type="float">
            <text:p>0.3114131492</text:p>
          </table:table-cell>
        </table:table-row>
        <table:table-row table:style-name="ro2">
          <table:table-cell office:value-type="string" calcext:value-type="string">
            <text:p>Catalog.CatalogRepositories</text:p>
          </table:table-cell>
          <table:table-cell office:value-type="float" office:value="0.294795232527" calcext:value-type="float">
            <text:p>0.2947952325</text:p>
          </table:table-cell>
        </table:table-row>
        <table:table-row table:style-name="ro2">
          <table:table-cell office:value-type="string" calcext:value-type="string">
            <text:p>PushPull.RetrivalMethod</text:p>
          </table:table-cell>
          <table:table-cell office:value-type="float" office:value="0.211819696806" calcext:value-type="float">
            <text:p>0.2118196968</text:p>
          </table:table-cell>
        </table:table-row>
        <table:table-row table:style-name="ro2">
          <table:table-cell office:value-type="string" calcext:value-type="string">
            <text:p>Commons.TimeEvent</text:p>
          </table:table-cell>
          <table:table-cell office:value-type="float" office:value="0.441224727131" calcext:value-type="float">
            <text:p>0.4412247271</text:p>
          </table:table-cell>
        </table:table-row>
        <table:table-row table:style-name="ro2">
          <table:table-cell office:value-type="string" calcext:value-type="string">
            <text:p>ProfileServer</text:p>
          </table:table-cell>
          <table:table-cell office:value-type="float" office:value="0.269785828499" calcext:value-type="float">
            <text:p>0.2697858285</text:p>
          </table:table-cell>
        </table:table-row>
        <table:table-row table:style-name="ro2">
          <table:table-cell office:value-type="string" calcext:value-type="string">
            <text:p>Catalog.CommChannelBaseServer</text:p>
          </table:table-cell>
          <table:table-cell office:value-type="float" office:value="0.206245280132" calcext:value-type="float">
            <text:p>0.2062452801</text:p>
          </table:table-cell>
        </table:table-row>
        <table:table-row table:style-name="ro2">
          <table:table-cell office:value-type="string" calcext:value-type="string">
            <text:p>Commons.SQLDatabaseRetrieval</text:p>
          </table:table-cell>
          <table:table-cell office:value-type="float" office:value="0.1045534384" calcext:value-type="float">
            <text:p>0.1045534384</text:p>
          </table:table-cell>
        </table:table-row>
        <table:table-row table:style-name="ro2">
          <table:table-cell office:value-type="string" calcext:value-type="string">
            <text:p>CASPGE.metadata</text:p>
          </table:table-cell>
          <table:table-cell office:value-type="float" office:value="0.191636949386" calcext:value-type="float">
            <text:p>0.1916369494</text:p>
          </table:table-cell>
        </table:table-row>
        <table:table-row table:style-name="ro2">
          <table:table-cell office:value-type="string" calcext:value-type="string">
            <text:p>FileMgr.structs.query.filter</text:p>
          </table:table-cell>
          <table:table-cell office:value-type="float" office:value="0.579630051434" calcext:value-type="float">
            <text:p>0.5796300514</text:p>
          </table:table-cell>
        </table:table-row>
        <table:table-row table:style-name="ro2">
          <table:table-cell office:value-type="string" calcext:value-type="string">
            <text:p>Crawler.CrawlerDaemonControll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rkflow.Metadatareader</text:p>
          </table:table-cell>
          <table:table-cell office:value-type="float" office:value="0.295187779689" calcext:value-type="float">
            <text:p>0.2951877797</text:p>
          </table:table-cell>
        </table:table-row>
        <table:table-row table:style-name="ro2">
          <table:table-cell office:value-type="string" calcext:value-type="string">
            <text:p>ProfileServer.GUI</text:p>
          </table:table-cell>
          <table:table-cell office:value-type="float" office:value="0.26872060274" calcext:value-type="float">
            <text:p>0.2687206027</text:p>
          </table:table-cell>
        </table:table-row>
        <table:table-row table:style-name="ro2">
          <table:table-cell office:value-type="string" calcext:value-type="string">
            <text:p>FileMgr.Query</text:p>
          </table:table-cell>
          <table:table-cell office:value-type="float" office:value="0.115249057288" calcext:value-type="float">
            <text:p>0.1152490573</text:p>
          </table:table-cell>
        </table:table-row>
        <table:table-row table:style-name="ro2">
          <table:table-cell office:value-type="string" calcext:value-type="string">
            <text:p>Catalog.PrintSupportedServersHandl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ileMgr.QueryToo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roduct.xmlquery</text:p>
          </table:table-cell>
          <table:table-cell office:value-type="float" office:value="0.110328635693" calcext:value-type="float">
            <text:p>0.1103286357</text:p>
          </table:table-cell>
        </table:table-row>
        <table:table-row table:style-name="ro2">
          <table:table-cell office:value-type="string" calcext:value-type="string">
            <text:p>Catalog.QueryParser</text:p>
          </table:table-cell>
          <table:table-cell office:value-type="float" office:value="0.0615698881908" calcext:value-type="float">
            <text:p>0.0615698882</text:p>
          </table:table-cell>
        </table:table-row>
        <table:table-row table:style-name="ro2">
          <table:table-cell office:value-type="string" calcext:value-type="string">
            <text:p>Curation.IngestionTaskStructures</text:p>
          </table:table-cell>
          <table:table-cell office:value-type="float" office:value="0.109340350003" calcext:value-type="float">
            <text:p>0.10934035</text:p>
          </table:table-cell>
        </table:table-row>
        <table:table-row table:style-name="ro2">
          <table:table-cell office:value-type="string" calcext:value-type="string">
            <text:p>ResourceManager.JobSpecQueueing.factories</text:p>
          </table:table-cell>
          <table:table-cell office:value-type="float" office:value="0.270917088453" calcext:value-type="float">
            <text:p>0.2709170885</text:p>
          </table:table-cell>
        </table:table-row>
        <table:table-row table:style-name="ro2">
          <table:table-cell office:value-type="string" calcext:value-type="string">
            <text:p>PushPull.Protocol.sft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rkflow.WorkflowInstance</text:p>
          </table:table-cell>
          <table:table-cell office:value-type="float" office:value="0.277306461408" calcext:value-type="float">
            <text:p>0.2773064614</text:p>
          </table:table-cell>
        </table:table-row>
        <table:table-row table:style-name="ro2">
          <table:table-cell office:value-type="string" calcext:value-type="string">
            <text:p>FileMgr.XmlRpcFileMgrBrows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rawler.ProductCrawler</text:p>
          </table:table-cell>
          <table:table-cell office:value-type="float" office:value="0.118500590273" calcext:value-type="float">
            <text:p>0.1185005903</text:p>
          </table:table-cell>
        </table:table-row>
        <table:table-row table:style-name="ro2">
          <table:table-cell office:value-type="string" calcext:value-type="string">
            <text:p>Workflow.Workflowrepository</text:p>
          </table:table-cell>
          <table:table-cell office:value-type="float" office:value="0.561224345481" calcext:value-type="float">
            <text:p>0.5612243455</text:p>
          </table:table-cell>
        </table:table-row>
        <table:table-row table:style-name="ro2">
          <table:table-cell office:value-type="string" calcext:value-type="string">
            <text:p>WebAppFileManagerProductCasProductHandler</text:p>
          </table:table-cell>
          <table:table-cell office:value-type="float" office:value="0.263503165441" calcext:value-type="float">
            <text:p>0.2635031654</text:p>
          </table:table-cell>
        </table:table-row>
        <table:table-row table:style-name="ro2">
          <table:table-cell office:value-type="string" calcext:value-type="string">
            <text:p>ResourceManager.JobRepository.factories</text:p>
          </table:table-cell>
          <table:table-cell office:value-type="float" office:value="0.31113355064" calcext:value-type="float">
            <text:p>0.3111335506</text:p>
          </table:table-cell>
        </table:table-row>
        <table:table-row table:style-name="ro2">
          <table:table-cell office:value-type="string" calcext:value-type="string">
            <text:p>CASPGE.PGETask</text:p>
          </table:table-cell>
          <table:table-cell office:value-type="float" office:value="0.332242948449" calcext:value-type="float">
            <text:p>0.3322429484</text:p>
          </table:table-cell>
        </table:table-row>
        <table:table-row table:style-name="ro2">
          <table:table-cell office:value-type="string" calcext:value-type="string">
            <text:p>Workflow.structs</text:p>
          </table:table-cell>
          <table:table-cell office:value-type="float" office:value="0.200062954435" calcext:value-type="float">
            <text:p>0.2000629544</text:p>
          </table:table-cell>
        </table:table-row>
        <table:table-row table:style-name="ro2">
          <table:table-cell office:value-type="string" calcext:value-type="string">
            <text:p>Product.Filehandlerconfiguration</text:p>
          </table:table-cell>
          <table:table-cell office:value-type="float" office:value="0.530945293091" calcext:value-type="float">
            <text:p>0.5309452931</text:p>
          </table:table-cell>
        </table:table-row>
        <table:table-row table:style-name="ro2">
          <table:table-cell office:value-type="string" calcext:value-type="string">
            <text:p>SharedWorkflowDataStructures</text:p>
          </table:table-cell>
          <table:table-cell office:value-type="float" office:value="0.427045325462" calcext:value-type="float">
            <text:p>0.4270453255</text:p>
          </table:table-cell>
        </table:table-row>
        <table:table-row table:style-name="ro2">
          <table:table-cell office:value-type="string" calcext:value-type="string">
            <text:p>Metadata.MetExtractor</text:p>
          </table:table-cell>
          <table:table-cell office:value-type="float" office:value="0.0985548595896" calcext:value-type="float">
            <text:p>0.0985548596</text:p>
          </table:table-cell>
        </table:table-row>
        <table:table-row table:style-name="ro2">
          <table:table-cell office:value-type="string" calcext:value-type="string">
            <text:p>Commons.DatagramLogger</text:p>
          </table:table-cell>
          <table:table-cell office:value-type="float" office:value="0.28215875131" calcext:value-type="float">
            <text:p>0.2821587513</text:p>
          </table:table-cell>
        </table:table-row>
        <table:table-row table:style-name="ro2">
          <table:table-cell office:value-type="string" calcext:value-type="string">
            <text:p>Metadata.MetExtractor.extractors</text:p>
          </table:table-cell>
          <table:table-cell office:value-type="float" office:value="0.190892206509" calcext:value-type="float">
            <text:p>0.1908922065</text:p>
          </table:table-cell>
        </table:table-row>
        <table:table-row table:style-name="ro2">
          <table:table-cell office:value-type="string" calcext:value-type="string">
            <text:p>WorkflowLifecycleStag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sourceManager.AssignmentMonito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talog.Exceptions</text:p>
          </table:table-cell>
          <table:table-cell office:value-type="float" office:value="0.756238269252" calcext:value-type="float">
            <text:p>0.7562382693</text:p>
          </table:table-cell>
        </table:table-row>
        <table:table-row table:style-name="ro2">
          <table:table-cell office:value-type="string" calcext:value-type="string">
            <text:p>CASPGE.Dateversionconvert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mmons.CommandLineOptionHandling</text:p>
          </table:table-cell>
          <table:table-cell office:value-type="float" office:value="0.380412798317" calcext:value-type="float">
            <text:p>0.3804127983</text:p>
          </table:table-cell>
        </table:table-row>
        <table:table-row table:style-name="ro2">
          <table:table-cell office:value-type="string" calcext:value-type="string">
            <text:p>ResourceManager.JobMonitor.factories</text:p>
          </table:table-cell>
          <table:table-cell office:value-type="float" office:value="0.251541280246" calcext:value-type="float">
            <text:p>0.2515412802</text:p>
          </table:table-cell>
        </table:table-row>
        <table:table-row table:style-name="ro2">
          <table:table-cell office:value-type="string" calcext:value-type="string">
            <text:p>ResourceManager.Scheduler</text:p>
          </table:table-cell>
          <table:table-cell office:value-type="float" office:value="0.242363353331" calcext:value-type="float">
            <text:p>0.2423633533</text:p>
          </table:table-cell>
        </table:table-row>
        <table:table-row table:style-name="ro2">
          <table:table-cell office:value-type="string" calcext:value-type="string">
            <text:p>WebGrid.ProductServer</text:p>
          </table:table-cell>
          <table:table-cell office:value-type="float" office:value="0.586752604274" calcext:value-type="float">
            <text:p>0.5867526043</text:p>
          </table:table-cell>
        </table:table-row>
        <table:table-row table:style-name="ro2">
          <table:table-cell office:value-type="string" calcext:value-type="string">
            <text:p>Catalog.CatalogServiceClient</text:p>
          </table:table-cell>
          <table:table-cell office:value-type="float" office:value="0.294249401083" calcext:value-type="float">
            <text:p>0.2942494011</text:p>
          </table:table-cell>
        </table:table-row>
        <table:table-row table:style-name="ro2">
          <table:table-cell office:value-type="string" calcext:value-type="string">
            <text:p>ResourceManager.RPCBatchStu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sourceManager.QueueManager</text:p>
          </table:table-cell>
          <table:table-cell office:value-type="float" office:value="0.436279208946" calcext:value-type="float">
            <text:p>0.4362792089</text:p>
          </table:table-cell>
        </table:table-row>
        <table:table-row table:style-name="ro2">
          <table:table-cell office:value-type="string" calcext:value-type="string">
            <text:p>FileMgr.structs.type.exampl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sourceManager.JobSpecQueueing</text:p>
          </table:table-cell>
          <table:table-cell office:value-type="float" office:value="0.130353002019" calcext:value-type="float">
            <text:p>0.130353002</text:p>
          </table:table-cell>
        </table:table-row>
        <table:table-row table:style-name="ro2">
          <table:table-cell office:value-type="string" calcext:value-type="string">
            <text:p>ResourceManager.RunDirJobSubmitt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ileMgr.tools.OptimizeLuceneCatalo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rkflow.Workflowrepository.factories</text:p>
          </table:table-cell>
          <table:table-cell office:value-type="float" office:value="0.30621374903" calcext:value-type="float">
            <text:p>0.306213749</text:p>
          </table:table-cell>
        </table:table-row>
        <table:table-row table:style-name="ro2">
          <table:table-cell office:value-type="string" calcext:value-type="string">
            <text:p>ResourceManager.JobInstance</text:p>
          </table:table-cell>
          <table:table-cell office:value-type="float" office:value="0.321171931339" calcext:value-type="float">
            <text:p>0.3211719313</text:p>
          </table:table-cell>
        </table:table-row>
        <table:table-row table:style-name="ro2">
          <table:table-cell office:value-type="string" calcext:value-type="string">
            <text:p>FileMgr.DeleteProduc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rkflow.Lifecycle</text:p>
          </table:table-cell>
          <table:table-cell office:value-type="float" office:value="0.644351901056" calcext:value-type="float">
            <text:p>0.6443519011</text:p>
          </table:table-cell>
        </table:table-row>
        <table:table-row table:style-name="ro2">
          <table:table-cell office:value-type="string" calcext:value-type="string">
            <text:p>FileMgr.metadata.extractors</text:p>
          </table:table-cell>
          <table:table-cell office:value-type="float" office:value="0.272732331027" calcext:value-type="float">
            <text:p>0.272732331</text:p>
          </table:table-cell>
        </table:table-row>
        <table:table-row table:style-name="ro2">
          <table:table-cell office:value-type="string" calcext:value-type="string">
            <text:p>Commons.ActivityUtils</text:p>
          </table:table-cell>
          <table:table-cell office:value-type="float" office:value="0.188779228498" calcext:value-type="float">
            <text:p>0.1887792285</text:p>
          </table:table-cell>
        </table:table-row>
        <table:table-row table:style-name="ro2">
          <table:table-cell office:value-type="string" calcext:value-type="string">
            <text:p>FileManagerBrowser.Controller</text:p>
          </table:table-cell>
          <table:table-cell office:value-type="float" office:value="0.214861018469" calcext:value-type="float">
            <text:p>0.2148610185</text:p>
          </table:table-cell>
        </table:table-row>
        <table:table-row table:style-name="ro2">
          <table:table-cell office:value-type="string" calcext:value-type="string">
            <text:p>Catalog.RmiServ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ileMgr.repository</text:p>
          </table:table-cell>
          <table:table-cell office:value-type="float" office:value="0.33481919954" calcext:value-type="float">
            <text:p>0.3348191995</text:p>
          </table:table-cell>
        </table:table-row>
        <table:table-row table:style-name="ro2">
          <table:table-cell office:value-type="string" calcext:value-type="string">
            <text:p>OPeNDAPps.DapNam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ebGrid.ProfileQueryWebInterfac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ileMgr.datatransfer</text:p>
          </table:table-cell>
          <table:table-cell office:value-type="float" office:value="0.367582721797" calcext:value-type="float">
            <text:p>0.3675827218</text:p>
          </table:table-cell>
        </table:table-row>
        <table:table-row table:style-name="ro2">
          <table:table-cell office:value-type="string" calcext:value-type="string">
            <text:p>Curation.CuratorLuceneCatalog</text:p>
          </table:table-cell>
          <table:table-cell office:value-type="float" office:value="0.348367389343" calcext:value-type="float">
            <text:p>0.3483673893</text:p>
          </table:table-cell>
        </table:table-row>
        <table:table-row table:style-name="ro2">
          <table:table-cell office:value-type="string" calcext:value-type="string">
            <text:p>Catalog.CatalogBase</text:p>
          </table:table-cell>
          <table:table-cell office:value-type="float" office:value="0.290095367319" calcext:value-type="float">
            <text:p>0.2900953673</text:p>
          </table:table-cell>
        </table:table-row>
        <table:table-row table:style-name="ro2">
          <table:table-cell office:value-type="string" calcext:value-type="string">
            <text:p>Commons.MultiServer</text:p>
          </table:table-cell>
          <table:table-cell office:value-type="float" office:value="0.073661800809" calcext:value-type="float">
            <text:p>0.0736618008</text:p>
          </table:table-cell>
        </table:table-row>
        <table:table-row table:style-name="ro2">
          <table:table-cell office:value-type="string" calcext:value-type="string">
            <text:p>Product.OFSNXMLConfigMetKey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ushPull.FileRestriction.parsers</text:p>
          </table:table-cell>
          <table:table-cell office:value-type="float" office:value="0.250187817486" calcext:value-type="float">
            <text:p>0.2501878175</text:p>
          </table:table-cell>
        </table:table-row>
        <table:table-row table:style-name="ro2">
          <table:table-cell office:value-type="string" calcext:value-type="string">
            <text:p>Catalog.QueryExpression</text:p>
          </table:table-cell>
          <table:table-cell office:value-type="float" office:value="0.236655498967" calcext:value-type="float">
            <text:p>0.236655499</text:p>
          </table:table-cell>
        </table:table-row>
        <table:table-row table:style-name="ro2">
          <table:table-cell office:value-type="string" calcext:value-type="string">
            <text:p>OPeNDAPps.Main</text:p>
          </table:table-cell>
          <table:table-cell office:value-type="float" office:value="0.21594917458" calcext:value-type="float">
            <text:p>0.2159491746</text:p>
          </table:table-cell>
        </table:table-row>
        <table:table-row table:style-name="ro2">
          <table:table-cell office:value-type="string" calcext:value-type="string">
            <text:p>PushPull.RetrievalSystem</text:p>
          </table:table-cell>
          <table:table-cell office:value-type="float" office:value="0.155427330522" calcext:value-type="float">
            <text:p>0.1554273305</text:p>
          </table:table-cell>
        </table:table-row>
        <table:table-row table:style-name="ro2">
          <table:table-cell office:value-type="string" calcext:value-type="string">
            <text:p>FileMgr.structs.typ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ushPull.Protocol.ftp</text:p>
          </table:table-cell>
          <table:table-cell office:value-type="float" office:value="0.71709956559" calcext:value-type="float">
            <text:p>0.7170995656</text:p>
          </table:table-cell>
        </table:table-row>
        <table:table-row table:style-name="ro2">
          <table:table-cell office:value-type="string" calcext:value-type="string">
            <text:p>FileMgr.CatalogSearch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ileMgr.structs</text:p>
          </table:table-cell>
          <table:table-cell office:value-type="float" office:value="0.0733342888022" calcext:value-type="float">
            <text:p>0.0733342888</text:p>
          </table:table-cell>
        </table:table-row>
        <table:table-row table:style-name="ro2">
          <table:table-cell office:value-type="string" calcext:value-type="string">
            <text:p>PushPull.FileRestriction.renamingcoven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sourceManager.Scheduler.factories</text:p>
          </table:table-cell>
          <table:table-cell office:value-type="float" office:value="0.221569116074" calcext:value-type="float">
            <text:p>0.2215691161</text:p>
          </table:table-cell>
        </table:table-row>
        <table:table-row table:style-name="ro2">
          <table:table-cell office:value-type="string" calcext:value-type="string">
            <text:p>Commons.ExecServerConfig</text:p>
          </table:table-cell>
          <table:table-cell office:value-type="float" office:value="0.00843418049794" calcext:value-type="float">
            <text:p>0.0084341805</text:p>
          </table:table-cell>
        </table:table-row>
        <table:table-row table:style-name="ro2">
          <table:table-cell office:value-type="string" calcext:value-type="string">
            <text:p>WebGrid.ProfileServ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ileMgr.ProductDump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uration.MainCurationService</text:p>
          </table:table-cell>
          <table:table-cell office:value-type="float" office:value="0.0474982871489" calcext:value-type="float">
            <text:p>0.0474982871</text:p>
          </table:table-cell>
        </table:table-row>
        <table:table-row table:style-name="ro2">
          <table:table-cell office:value-type="string" calcext:value-type="string">
            <text:p>Crawler.Exceptions</text:p>
          </table:table-cell>
          <table:table-cell office:value-type="float" office:value="0.274856216474" calcext:value-type="float">
            <text:p>0.2748562165</text:p>
          </table:table-cell>
        </table:table-row>
        <table:table-row table:style-name="ro2">
          <table:table-cell office:value-type="string" calcext:value-type="string">
            <text:p>CASPGE.writers</text:p>
          </table:table-cell>
          <table:table-cell office:value-type="float" office:value="0.218850568757" calcext:value-type="float">
            <text:p>0.2188505688</text:p>
          </table:table-cell>
        </table:table-row>
        <table:table-row table:style-name="ro2">
          <table:table-cell office:value-type="string" calcext:value-type="string">
            <text:p>FileManagerBrowser.ViewPrompts</text:p>
          </table:table-cell>
          <table:table-cell office:value-type="float" office:value="0.315379039734" calcext:value-type="float">
            <text:p>0.3153790397</text:p>
          </table:table-cell>
        </table:table-row>
        <table:table-row table:style-name="ro2">
          <table:table-cell office:value-type="string" calcext:value-type="string">
            <text:p>WebGrid.Configuration</text:p>
          </table:table-cell>
          <table:table-cell office:value-type="float" office:value="0.132944998253" calcext:value-type="float">
            <text:p>0.1329449983</text:p>
          </table:table-cell>
        </table:table-row>
        <table:table-row table:style-name="ro2">
          <table:table-cell office:value-type="string" calcext:value-type="string">
            <text:p>FileMgr.ingest</text:p>
          </table:table-cell>
          <table:table-cell office:value-type="float" office:value="0.348641759732" calcext:value-type="float">
            <text:p>0.3486417597</text:p>
          </table:table-cell>
        </table:table-row>
        <table:table-row table:style-name="ro2">
          <table:table-cell office:value-type="string" calcext:value-type="string">
            <text:p>Product.Handlerconfi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talog.TermsandBuckets</text:p>
          </table:table-cell>
          <table:table-cell office:value-type="float" office:value="0.250410413089" calcext:value-type="float">
            <text:p>0.2504104131</text:p>
          </table:table-cell>
        </table:table-row>
        <table:table-row table:style-name="ro2">
          <table:table-cell office:value-type="string" calcext:value-type="string">
            <text:p>FileMgr.system.XmlRpcFileManag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ileMgr.metadata</text:p>
          </table:table-cell>
          <table:table-cell office:value-type="float" office:value="0.267913670335" calcext:value-type="float">
            <text:p>0.2679136703</text:p>
          </table:table-cell>
        </table:table-row>
        <table:table-row table:style-name="ro2">
          <table:table-cell office:value-type="string" calcext:value-type="string">
            <text:p>Commons.ProgramExecution</text:p>
          </table:table-cell>
          <table:table-cell office:value-type="float" office:value="0.0907892405173" calcext:value-type="float">
            <text:p>0.0907892405</text:p>
          </table:table-cell>
        </table:table-row>
        <table:table-row table:style-name="ro2">
          <table:table-cell office:value-type="string" calcext:value-type="string">
            <text:p>XMLPS.Mapping</text:p>
          </table:table-cell>
          <table:table-cell office:value-type="float" office:value="0.113119590628" calcext:value-type="float">
            <text:p>0.1131195906</text:p>
          </table:table-cell>
        </table:table-row>
        <table:table-row table:style-name="ro2">
          <table:table-cell office:value-type="string" calcext:value-type="string">
            <text:p>FileMgr.tools.CASAnalyz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rofileServer..pstructs</text:p>
          </table:table-cell>
          <table:table-cell office:value-type="float" office:value="0.47245798864" calcext:value-type="float">
            <text:p>0.4724579886</text:p>
          </table:table-cell>
        </table:table-row>
        <table:table-row table:style-name="ro2">
          <table:table-cell office:value-type="string" calcext:value-type="string">
            <text:p>Commons.LogInitializer</text:p>
          </table:table-cell>
          <table:table-cell office:value-type="float" office:value="0.141188786531" calcext:value-type="float">
            <text:p>0.1411887865</text:p>
          </table:table-cell>
        </table:table-row>
        <table:table-row table:style-name="ro2">
          <table:table-cell office:value-type="string" calcext:value-type="string">
            <text:p>Commons.ActivityTrackingandFactories</text:p>
          </table:table-cell>
          <table:table-cell office:value-type="float" office:value="0.346265727925" calcext:value-type="float">
            <text:p>0.3462657279</text:p>
          </table:table-cell>
        </table:table-row>
        <table:table-row table:style-name="ro2">
          <table:table-cell office:value-type="string" calcext:value-type="string">
            <text:p>Catalog.DataSourceIndex</text:p>
          </table:table-cell>
          <table:table-cell office:value-type="float" office:value="0.191854183038" calcext:value-type="float">
            <text:p>0.191854183</text:p>
          </table:table-cell>
        </table:table-row>
        <table:table-row table:style-name="ro2">
          <table:table-cell office:value-type="string" calcext:value-type="string">
            <text:p>Commons.ConfiguredTestCas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rofileServer.Activity</text:p>
          </table:table-cell>
          <table:table-cell office:value-type="float" office:value="0.252596397969" calcext:value-type="float">
            <text:p>0.252596398</text:p>
          </table:table-cell>
        </table:table-row>
        <table:table-row table:style-name="ro2">
          <table:table-cell office:value-type="string" calcext:value-type="string">
            <text:p>FileManagerBrowser.ViewMenus</text:p>
          </table:table-cell>
          <table:table-cell office:value-type="float" office:value="0.545382503666" calcext:value-type="float">
            <text:p>0.5453825037</text:p>
          </table:table-cell>
        </table:table-row>
        <table:table-row table:style-name="ro2">
          <table:table-cell office:value-type="string" calcext:value-type="string">
            <text:p>PCS.XMLRead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ebGrid.ConfigurationWebInterface</text:p>
          </table:table-cell>
          <table:table-cell office:value-type="float" office:value="0.084850767822" calcext:value-type="float">
            <text:p>0.0848507678</text:p>
          </table:table-cell>
        </table:table-row>
        <table:table-row table:style-name="ro2">
          <table:table-cell office:value-type="string" calcext:value-type="string">
            <text:p>Metadata.PreConditionComparator</text:p>
          </table:table-cell>
          <table:table-cell office:value-type="float" office:value="0.325912227765" calcext:value-type="float">
            <text:p>0.3259122278</text:p>
          </table:table-cell>
        </table:table-row>
        <table:table-row table:style-name="ro2">
          <table:table-cell office:value-type="string" calcext:value-type="string">
            <text:p>Commons.XMLUtils</text:p>
          </table:table-cell>
          <table:table-cell office:value-type="float" office:value="0.38568783081" calcext:value-type="float">
            <text:p>0.3856878308</text:p>
          </table:table-cell>
        </table:table-row>
        <table:table-row table:style-name="ro2">
          <table:table-cell office:value-type="string" calcext:value-type="string">
            <text:p>Workflow.Conditionslibrary</text:p>
          </table:table-cell>
          <table:table-cell office:value-type="float" office:value="0.2816300161" calcext:value-type="float">
            <text:p>0.2816300161</text:p>
          </table:table-cell>
        </table:table-row>
        <table:table-row table:style-name="ro2">
          <table:table-cell office:value-type="string" calcext:value-type="string">
            <text:p>ResourceManager.XML-RPCResourceManagerCore</text:p>
          </table:table-cell>
          <table:table-cell office:value-type="float" office:value="0.00548801992788" calcext:value-type="float">
            <text:p>0.0054880199</text:p>
          </table:table-cell>
        </table:table-row>
        <table:table-row table:style-name="ro2">
          <table:table-cell office:value-type="string" calcext:value-type="string">
            <text:p>Metadata.MetExtractor.exceptions</text:p>
          </table:table-cell>
          <table:table-cell office:value-type="float" office:value="0.362664464383" calcext:value-type="float">
            <text:p>0.3626644644</text:p>
          </table:table-cell>
        </table:table-row>
        <table:table-row table:style-name="ro2">
          <table:table-cell office:value-type="string" calcext:value-type="string">
            <text:p>ResourceManager.NodeRepository.factories</text:p>
          </table:table-cell>
          <table:table-cell office:value-type="float" office:value="0.313358331476" calcext:value-type="float">
            <text:p>0.3133583315</text:p>
          </table:table-cell>
        </table:table-row>
        <table:table-row table:style-name="ro2">
          <table:table-cell office:value-type="string" calcext:value-type="string">
            <text:p>ResourceManager.QueueRepository</text:p>
          </table:table-cell>
          <table:table-cell office:value-type="float" office:value="0.304351333722" calcext:value-type="float">
            <text:p>0.3043513337</text:p>
          </table:table-cell>
        </table:table-row>
        <table:table-row table:style-name="ro2">
          <table:table-cell office:value-type="string" calcext:value-type="string">
            <text:p>Catalog.XmlRpcClient</text:p>
          </table:table-cell>
          <table:table-cell office:value-type="float" office:value="0.439086688795" calcext:value-type="float">
            <text:p>0.4390866888</text:p>
          </table:table-cell>
        </table:table-row>
        <table:table-row table:style-name="ro2">
          <table:table-cell office:value-type="string" calcext:value-type="string">
            <text:p>Commons.LoggingUtils</text:p>
          </table:table-cell>
          <table:table-cell office:value-type="float" office:value="0.2111348492" calcext:value-type="float">
            <text:p>0.2111348492</text:p>
          </table:table-cell>
        </table:table-row>
        <table:table-row table:style-name="ro2">
          <table:table-cell office:value-type="string" calcext:value-type="string">
            <text:p>Commons.Configura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ushPull.Protocol.imap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ushPull.daemon</text:p>
          </table:table-cell>
          <table:table-cell office:value-type="float" office:value="0.239696538173" calcext:value-type="float">
            <text:p>0.2396965382</text:p>
          </table:table-cell>
        </table:table-row>
        <table:table-row table:style-name="ro2">
          <table:table-cell office:value-type="string" calcext:value-type="string">
            <text:p>ResourceManager.BatchManager</text:p>
          </table:table-cell>
          <table:table-cell office:value-type="float" office:value="0.214174946706" calcext:value-type="float">
            <text:p>0.2141749467</text:p>
          </table:table-cell>
        </table:table-row>
        <table:table-row table:style-name="ro3">
          <table:table-cell/>
          <table:table-cell table:formula="of:=AVERAGE([.B1:.B216])" office:value-type="float" office:value="0.198879884269577" calcext:value-type="float">
            <text:p>0.19887988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0T22:27:56.368545258</dc:date>
    <dc:creator>Joshua Garcia</dc:creator>
    <meta:document-statistic meta:table-count="1" meta:cell-count="433" meta:object-count="0"/>
    <meta:generator>LibreOffice/4.1.2.3$Linux_X86_64 LibreOffice_project/410m0$Build-3</meta:generator>
  </office:meta>
</office:document-meta>
</file>